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100000198546672D1BECC78F7.png" manifest:media-type="image/png"/>
  <manifest:file-entry manifest:full-path="Pictures/10000001000003D3000003E88A115DF35C9549A2.png" manifest:media-type="image/png"/>
  <manifest:file-entry manifest:full-path="Pictures/10000001000003050000037364EE28135E85878A.png" manifest:media-type="image/png"/>
  <manifest:file-entry manifest:full-path="Pictures/100000010000040C0000007E15A99ABB20FCD2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4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5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6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7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8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9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10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1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2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2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3">System</text:span><text:span text:style-name="T4">;</text:span><text:line-break/><text:line-break/><text:span text:style-name="T2">namespace </text:span><text:span text:style-name="T3">Practice</text:span><text:line-break/><text:span text:style-name="T5">{</text:span><text:line-break/><text:span text:style-name="T4"> <text:s text:c="3"/></text:span><text:span text:style-name="T2">class </text:span><text:span text:style-name="T6">Program</text:span><text:line-break/><text:span text:style-name="T6"> <text:s text:c="3"/></text:span><text:span text:style-name="T4">{</text:span><text:line-break/><text:span text:style-name="T4"> <text:s text:c="7"/></text:span><text:span text:style-name="T2">static void </text:span><text:span text:style-name="T7">Main</text:span><text:span text:style-name="T4">()</text:span><text:line-break/><text:span text:style-name="T4"> <text:s text:c="7"/>{</text:span><text:line-break/><text:span text:style-name="T4"> <text:s text:c="11"/></text:span><text:span text:style-name="T8">//Номер 1,варинат 23</text:span><text:line-break/><text:span text:style-name="T8"> <text:s text:c="11"/></text:span><text:span text:style-name="T6">Console</text:span><text:span text:style-name="T4">.</text:span><text:span text:style-name="T7">WriteLine</text:span><text:span text:style-name="T4">(</text:span><text:span text:style-name="T9">"Введите N: "</text:span><text:span text:style-name="T4">);</text:span><text:line-break/><text:span text:style-name="T4"> <text:s text:c="11"/></text:span><text:span text:style-name="T2">if </text:span><text:span text:style-name="T4">(</text:span><text:span text:style-name="T3">!</text:span><text:span text:style-name="T2">int</text:span><text:span text:style-name="T4">.</text:span><text:span text:style-name="T7">TryParse</text:span><text:span text:style-name="T4">(</text:span><text:span text:style-name="T6">Console</text:span><text:span text:style-name="T4">.</text:span><text:span text:style-name="T7">ReadLine</text:span><text:span text:style-name="T4">(), </text:span><text:span text:style-name="T2">out int </text:span><text:span text:style-name="T3">N</text:span><text:span text:style-name="T4">))</text:span><text:line-break/><text:span text:style-name="T4"> <text:s text:c="11"/>{</text:span><text:line-break/><text:span text:style-name="T4"> <text:s text:c="15"/></text:span><text:span text:style-name="T6">Console</text:span><text:span text:style-name="T4">.</text:span><text:span text:style-name="T7">WriteLine</text:span><text:span text:style-name="T4">(</text:span><text:span text:style-name="T9">"Ошибка ввода данных"</text:span><text:span text:style-name="T4">);</text:span><text:line-break/><text:span text:style-name="T4"> <text:s text:c="11"/>}</text:span><text:line-break/><text:span text:style-name="T4"> <text:s text:c="11"/></text:span><text:span text:style-name="T2">else</text:span><text:line-break/><text:soft-page-break/><text:span text:style-name="T2"> <text:s text:c="11"/></text:span><text:span text:style-name="T4">{</text:span><text:line-break/><text:span text:style-name="T4"> <text:s text:c="15"/></text:span><text:span text:style-name="T2">for </text:span><text:span text:style-name="T4">(</text:span><text:span text:style-name="T2">int </text:span><text:span text:style-name="T3">i </text:span><text:span text:style-name="T2">= </text:span><text:span text:style-name="T10">0</text:span><text:span text:style-name="T4">; </text:span><text:span text:style-name="T3">i </text:span><text:span text:style-name="T2">&lt; </text:span><text:span text:style-name="T3">N</text:span><text:span text:style-name="T4">; </text:span><text:span text:style-name="T3">i</text:span><text:span text:style-name="T2">++</text:span><text:span text:style-name="T4">)</text:span><text:line-break/><text:span text:style-name="T4"> <text:s text:c="15"/>{</text:span><text:line-break/><text:span text:style-name="T4"> <text:s text:c="19"/></text:span><text:span text:style-name="T2">if </text:span><text:span text:style-name="T4">(</text:span><text:span text:style-name="T3">!</text:span><text:span text:style-name="T2">int</text:span><text:span text:style-name="T4">.</text:span><text:span text:style-name="T7">TryParse</text:span><text:span text:style-name="T4">(</text:span><text:span text:style-name="T6">Console</text:span><text:span text:style-name="T4">.</text:span><text:span text:style-name="T7">ReadLine</text:span><text:span text:style-name="T4">(), </text:span><text:span text:style-name="T2">out int </text:span><text:span text:style-name="T3">number</text:span><text:span text:style-name="T4">))</text:span><text:line-break/><text:span text:style-name="T4"> <text:s text:c="19"/>{</text:span><text:line-break/><text:span text:style-name="T4"> <text:s text:c="23"/></text:span><text:span text:style-name="T6">Console</text:span><text:span text:style-name="T4">.</text:span><text:span text:style-name="T7">WriteLine</text:span><text:span text:style-name="T4">(</text:span><text:span text:style-name="T9">"Ошибка ввода данных"</text:span><text:span text:style-name="T4">);</text:span><text:line-break/><text:span text:style-name="T4"> <text:s text:c="19"/>}</text:span><text:line-break/><text:span text:style-name="T4"> <text:s text:c="19"/></text:span><text:span text:style-name="T2">else</text:span><text:line-break/><text:span text:style-name="T2"> <text:s text:c="19"/></text:span><text:span text:style-name="T4">{</text:span><text:line-break/><text:span text:style-name="T4"> <text:s text:c="23"/></text:span><text:span text:style-name="T7">ProcedureTask</text:span><text:span text:style-name="T4">((</text:span><text:span text:style-name="T3">number</text:span><text:span text:style-name="T4">));</text:span><text:line-break/><text:span text:style-name="T4"> <text:s text:c="23"/></text:span><text:span text:style-name="T6">Console</text:span><text:span text:style-name="T4">.</text:span><text:span text:style-name="T7">Write</text:span><text:span text:style-name="T4">(</text:span><text:span text:style-name="T9">"Работа функции: "</text:span><text:span text:style-name="T4">);</text:span><text:line-break/><text:span text:style-name="T4"> <text:s text:c="23"/></text:span><text:span text:style-name="T2">int </text:span><text:span text:style-name="T3">function </text:span><text:span text:style-name="T2">= </text:span><text:span text:style-name="T7">FunctionTask</text:span><text:span text:style-name="T4">(</text:span><text:span text:style-name="T3">number</text:span><text:span text:style-name="T4">);</text:span><text:line-break/><text:span text:style-name="T4"> <text:s text:c="23"/></text:span><text:span text:style-name="T2">if </text:span><text:span text:style-name="T4">(</text:span><text:span text:style-name="T3">function </text:span><text:span text:style-name="T2">== </text:span><text:span text:style-name="T10">0</text:span><text:span text:style-name="T4">)</text:span><text:line-break/><text:span text:style-name="T4"> <text:s text:c="23"/>{</text:span><text:line-break/><text:span text:style-name="T4"> <text:s text:c="27"/></text:span><text:span text:style-name="T6">Console</text:span><text:span text:style-name="T4">.</text:span><text:span text:style-name="T7">WriteLine</text:span><text:span text:style-name="T4">(</text:span><text:span text:style-name="T9">"Число не простое"</text:span><text:span text:style-name="T4">);</text:span><text:line-break/><text:span text:style-name="T4"> <text:s text:c="23"/>}</text:span><text:line-break/><text:span text:style-name="T4"> <text:s text:c="23"/></text:span><text:span text:style-name="T2">else</text:span><text:line-break/><text:span text:style-name="T2"> <text:s text:c="23"/></text:span><text:span text:style-name="T4">{</text:span><text:line-break/><text:span text:style-name="T4"> <text:s text:c="27"/></text:span><text:span text:style-name="T6">Console</text:span><text:span text:style-name="T4">.</text:span><text:span text:style-name="T7">WriteLine</text:span><text:span text:style-name="T4">(</text:span><text:span text:style-name="T9">$"Сумма цифр числа равна " </text:span><text:span text:style-name="T2">+ </text:span><text:span text:style-name="T3">function</text:span><text:span text:style-name="T4">);</text:span><text:line-break/><text:span text:style-name="T4"> <text:s text:c="23"/>}</text:span><text:line-break/><text:span text:style-name="T4"> <text:s text:c="19"/>}</text:span><text:line-break/><text:span text:style-name="T4"> <text:s text:c="15"/>}</text:span><text:line-break/><text:span text:style-name="T4"> <text:s text:c="11"/>} <text:s text:c="8"/></text:span><text:line-break/><text:span text:style-name="T4"> <text:s text:c="7"/>}</text:span><text:line-break/><text:span text:style-name="T4"> <text:s text:c="3"/></text:span><text:span text:style-name="T2">public static int </text:span><text:span text:style-name="T7">FunctionTask</text:span><text:span text:style-name="T4">(</text:span><text:span text:style-name="T2">int </text:span><text:span text:style-name="T3">number</text:span><text:span text:style-name="T4">)</text:span><text:line-break/><text:span text:style-name="T4"> <text:s text:c="7"/>{</text:span><text:line-break/><text:span text:style-name="T4"> <text:s text:c="11"/></text:span><text:span text:style-name="T2">if </text:span><text:span text:style-name="T4">(</text:span><text:span text:style-name="T3">!</text:span><text:span text:style-name="T7">IsPrime</text:span><text:span text:style-name="T4">(</text:span><text:span text:style-name="T3">number</text:span><text:span text:style-name="T4">)) </text:span><text:span text:style-name="T2">return </text:span><text:span text:style-name="T10">0</text:span><text:span text:style-name="T4">;</text:span><text:line-break/><text:span text:style-name="T4"> <text:s text:c="11"/></text:span><text:span text:style-name="T2">int </text:span><text:span text:style-name="T3">sum </text:span><text:span text:style-name="T2">= </text:span><text:span text:style-name="T10">0</text:span><text:span text:style-name="T4">;</text:span><text:line-break/><text:span text:style-name="T4"> <text:s text:c="11"/></text:span><text:span text:style-name="T2">while </text:span><text:span text:style-name="T4">(</text:span><text:span text:style-name="T3">number </text:span><text:span text:style-name="T2">!= </text:span><text:span text:style-name="T10">0</text:span><text:span text:style-name="T4">)</text:span><text:line-break/><text:span text:style-name="T4"> <text:s text:c="11"/>{</text:span><text:line-break/><text:span text:style-name="T4"> <text:s text:c="15"/></text:span><text:span text:style-name="T3">sum </text:span><text:span text:style-name="T2">+= </text:span><text:span text:style-name="T3">number </text:span><text:span text:style-name="T2">% </text:span><text:span text:style-name="T10">10</text:span><text:span text:style-name="T4">;</text:span><text:line-break/><text:span text:style-name="T4"> <text:s text:c="15"/></text:span><text:span text:style-name="T3">number </text:span><text:span text:style-name="T2">/= </text:span><text:span text:style-name="T10">10</text:span><text:span text:style-name="T4">;</text:span><text:line-break/><text:span text:style-name="T4"> <text:s text:c="11"/>}</text:span><text:line-break/><text:span text:style-name="T4"> <text:s text:c="11"/></text:span><text:span text:style-name="T2">return </text:span><text:span text:style-name="T3">sum</text:span><text:span text:style-name="T4">;</text:span><text:line-break/><text:span text:style-name="T4"> <text:s text:c="7"/>}</text:span><text:line-break/><text:span text:style-name="T4"> <text:s text:c="3"/></text:span><text:span text:style-name="T2">public static void </text:span><text:span text:style-name="T7">ProcedureTask</text:span><text:span text:style-name="T4">(</text:span><text:span text:style-name="T2">int </text:span><text:span text:style-name="T3">number</text:span><text:span text:style-name="T4">)</text:span><text:line-break/><text:span text:style-name="T4"> <text:s text:c="7"/>{</text:span><text:line-break/><text:span text:style-name="T4"> <text:s text:c="11"/></text:span><text:span text:style-name="T6">Console</text:span><text:span text:style-name="T4">.</text:span><text:span text:style-name="T7">Write</text:span><text:span text:style-name="T4">(</text:span><text:span text:style-name="T9">"Результат работы процедуры: "</text:span><text:span text:style-name="T4">);</text:span><text:line-break/><text:line-break/><text:span text:style-name="T4"> <text:s text:c="11"/></text:span><text:span text:style-name="T2">if </text:span><text:span text:style-name="T4">(</text:span><text:span text:style-name="T7">IsPrime</text:span><text:span text:style-name="T4">(</text:span><text:span text:style-name="T3">number</text:span><text:span text:style-name="T4">))</text:span><text:line-break/><text:span text:style-name="T4"> <text:s text:c="11"/>{</text:span><text:line-break/><text:span text:style-name="T4"> <text:s text:c="15"/></text:span><text:span text:style-name="T2">int </text:span><text:span text:style-name="T3">output </text:span><text:span text:style-name="T2">= </text:span><text:span text:style-name="T3">number</text:span><text:span text:style-name="T4">;</text:span><text:line-break/><text:span text:style-name="T4"> <text:s text:c="15"/></text:span><text:span text:style-name="T2">int </text:span><text:span text:style-name="T3">sum </text:span><text:span text:style-name="T2">= </text:span><text:span text:style-name="T10">0</text:span><text:span text:style-name="T4">;</text:span><text:line-break/><text:span text:style-name="T4"> <text:s text:c="15"/></text:span><text:span text:style-name="T2">while </text:span><text:span text:style-name="T4">(</text:span><text:span text:style-name="T3">number </text:span><text:span text:style-name="T2">!= </text:span><text:span text:style-name="T10">0</text:span><text:span text:style-name="T4">)</text:span><text:line-break/><text:span text:style-name="T4"> <text:s text:c="15"/>{</text:span><text:line-break/><text:soft-page-break/><text:span text:style-name="T4"> <text:s text:c="19"/></text:span><text:span text:style-name="T3">sum </text:span><text:span text:style-name="T2">+= </text:span><text:span text:style-name="T3">number </text:span><text:span text:style-name="T2">% </text:span><text:span text:style-name="T10">10</text:span><text:span text:style-name="T4">;</text:span><text:line-break/><text:span text:style-name="T4"> <text:s text:c="19"/></text:span><text:span text:style-name="T3">number </text:span><text:span text:style-name="T2">/= </text:span><text:span text:style-name="T10">10</text:span><text:span text:style-name="T4">;</text:span><text:line-break/><text:span text:style-name="T4"> <text:s text:c="15"/>}</text:span><text:line-break/><text:span text:style-name="T4"> <text:s text:c="15"/></text:span><text:span text:style-name="T6">Console</text:span><text:span text:style-name="T4">.</text:span><text:span text:style-name="T7">WriteLine</text:span><text:span text:style-name="T4">(</text:span><text:span text:style-name="T9">$"{</text:span><text:span text:style-name="T3">output</text:span><text:span text:style-name="T9">} - <text:s/>простое число, сумма цифр равна {</text:span><text:span text:style-name="T3">sum</text:span><text:span text:style-name="T9">}"</text:span><text:span text:style-name="T4">);</text:span><text:line-break/><text:span text:style-name="T4"> <text:s text:c="11"/>}</text:span><text:line-break/><text:span text:style-name="T4"> <text:s text:c="11"/></text:span><text:span text:style-name="T2">else</text:span><text:line-break/><text:span text:style-name="T2"> <text:s text:c="11"/></text:span><text:span text:style-name="T4">{</text:span><text:line-break/><text:span text:style-name="T4"> <text:s text:c="15"/></text:span><text:span text:style-name="T6">Console</text:span><text:span text:style-name="T4">.</text:span><text:span text:style-name="T7">WriteLine</text:span><text:span text:style-name="T4">(</text:span><text:span text:style-name="T9">$"{</text:span><text:span text:style-name="T3">number</text:span><text:span text:style-name="T9">} - не простое число."</text:span><text:span text:style-name="T4">);</text:span><text:line-break/><text:span text:style-name="T4"> <text:s text:c="11"/>}</text:span><text:line-break/><text:span text:style-name="T4"> <text:s text:c="7"/>}</text:span><text:line-break/><text:span text:style-name="T4"> <text:s text:c="7"/></text:span><text:span text:style-name="T2">public static bool </text:span><text:span text:style-name="T7">IsPrime</text:span><text:span text:style-name="T4">(</text:span><text:span text:style-name="T2">int </text:span><text:span text:style-name="T3">n</text:span><text:span text:style-name="T4">)</text:span><text:line-break/><text:span text:style-name="T4"> <text:s text:c="7"/>{</text:span><text:line-break/><text:span text:style-name="T4"> <text:s text:c="11"/></text:span><text:span text:style-name="T2">if </text:span><text:span text:style-name="T4">(</text:span><text:span text:style-name="T3">n </text:span><text:span text:style-name="T2">&lt;= </text:span><text:span text:style-name="T10">1</text:span><text:span text:style-name="T4">) </text:span><text:span text:style-name="T2">return false</text:span><text:span text:style-name="T4">;</text:span><text:line-break/><text:span text:style-name="T4"> <text:s text:c="11"/></text:span><text:span text:style-name="T2">for </text:span><text:span text:style-name="T4">(</text:span><text:span text:style-name="T2">int </text:span><text:span text:style-name="T3">i </text:span><text:span text:style-name="T2">= </text:span><text:span text:style-name="T10">2</text:span><text:span text:style-name="T4">; </text:span><text:span text:style-name="T3">i </text:span><text:span text:style-name="T2">&lt;= </text:span><text:span text:style-name="T10">11</text:span><text:span text:style-name="T4">; </text:span><text:span text:style-name="T3">i</text:span><text:span text:style-name="T2">++</text:span><text:span text:style-name="T4">)</text:span><text:line-break/><text:span text:style-name="T4"> <text:s text:c="11"/>{</text:span><text:line-break/><text:span text:style-name="T4"> <text:s text:c="15"/></text:span><text:span text:style-name="T2">if </text:span><text:span text:style-name="T4">((</text:span><text:span text:style-name="T3">i </text:span><text:span text:style-name="T2">!= </text:span><text:span text:style-name="T3">n </text:span><text:span text:style-name="T2">&amp;&amp; </text:span><text:span text:style-name="T3">n </text:span><text:span text:style-name="T2">% </text:span><text:span text:style-name="T3">i </text:span><text:span text:style-name="T2">== </text:span><text:span text:style-name="T10">0</text:span><text:span text:style-name="T4">) </text:span><text:span text:style-name="T2">|| </text:span><text:span text:style-name="T3">n </text:span><text:span text:style-name="T2">% </text:span><text:span text:style-name="T6">Math</text:span><text:span text:style-name="T4">.</text:span><text:span text:style-name="T7">Sqrt</text:span><text:span text:style-name="T4">(</text:span><text:span text:style-name="T3">n</text:span><text:span text:style-name="T4">) </text:span><text:span text:style-name="T2">== </text:span><text:span text:style-name="T10">0</text:span><text:span text:style-name="T4">) </text:span><text:span text:style-name="T2">return false</text:span><text:span text:style-name="T4">;</text:span><text:line-break/><text:span text:style-name="T4"> <text:s text:c="11"/>}</text:span><text:line-break/><text:span text:style-name="T4"> <text:s text:c="11"/></text:span><text:span text:style-name="T2">return true</text:span><text:span text:style-name="T4">;</text:span><text:line-break/><text:span text:style-name="T4"> <text:s text:c="7"/>}</text:span><text:line-break/><text:span text:style-name="T4"> <text:s text:c="3"/>}</text:span><text:line-break/><text:span text:style-name="T5">}</text:span></text:p>
      <text:p text:style-name="P3">Результат выполнения программы</text:p>
      <text:p text:style-name="P3"><draw:frame draw:style-name="fr1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18T19:51:10.893342789</dc:date>
    <meta:editing-duration>PT8M5S</meta:editing-duration>
    <meta:editing-cycles>1</meta:editing-cycles>
    <meta:document-statistic meta:table-count="0" meta:image-count="4" meta:object-count="0" meta:page-count="3" meta:paragraph-count="8" meta:word-count="230" meta:character-count="2588" meta:non-whitespace-character-count="1217"/>
    <meta:generator>LibreOffice/7.3.3.2$Linux_X86_64 LibreOffice_project/30$Build-2</meta:generator>
  </office:meta>
</office:document-meta>
</file>